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6pt" fo:font-style="normal" fo:font-weight="bold" officeooo:rsid="002dce42" officeooo:paragraph-rsid="002dce42" style:font-name-asian="Times New Roman" style:font-size-asian="16pt" style:language-asian="ru" style:country-asian="RU" style:font-style-asian="normal" style:font-weight-asian="bold" style:font-name-complex="Times New Roman" style:font-size-complex="16pt" style:font-style-complex="normal" style:font-weight-complex="bold"/>
    </style:style>
    <style:style style:name="P2" style:family="paragraph" style:parent-style-name="Standard">
      <style:text-properties fo:color="#000000" style:font-name="Liberation Serif" fo:font-size="14pt" fo:font-style="normal" fo:font-weight="normal" officeooo:rsid="001be128" officeooo:paragraph-rsid="001bd02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" style:family="paragraph" style:parent-style-name="Standard">
      <style:text-properties fo:color="#000000" style:font-name="Liberation Serif" fo:font-size="14pt" fo:font-style="normal" fo:font-weight="normal" officeooo:rsid="0026f4df" officeooo:paragraph-rsid="0026f4d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" style:family="paragraph" style:parent-style-name="Standard">
      <style:text-properties fo:color="#000000" style:font-name="Liberation Serif" fo:font-size="14pt" fo:font-style="normal" fo:font-weight="normal" officeooo:rsid="002dce42" officeooo:paragraph-rsid="002dce4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" style:family="paragraph" style:parent-style-name="Standard">
      <style:text-properties fo:color="#000000" style:font-name="Liberation Serif" fo:font-size="14pt" fo:font-style="normal" fo:font-weight="normal" officeooo:rsid="002ee679" officeooo:paragraph-rsid="002ee6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" style:family="paragraph" style:parent-style-name="Standard">
      <style:text-properties fo:color="#000000" style:font-name="Liberation Serif" fo:font-size="14pt" fo:font-style="normal" fo:font-weight="normal" officeooo:rsid="002dce42" officeooo:paragraph-rsid="002dce42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" style:family="paragraph" style:parent-style-name="Standard">
      <style:text-properties fo:color="#000000" style:font-name="Liberation Serif" fo:font-size="14pt" fo:font-style="normal" fo:font-weight="bold" officeooo:rsid="002dce42" officeooo:paragraph-rsid="002dce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" style:family="paragraph" style:parent-style-name="Standard">
      <style:text-properties style:font-name="Liberation Serif" fo:font-size="16pt" fo:font-style="normal" fo:font-weight="bold" officeooo:rsid="002dce42" officeooo:paragraph-rsid="002dce42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bd02a" officeooo:paragraph-rsid="001bd02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officeooo:rsid="001bd02a" officeooo:paragraph-rsid="001bd02a" style:font-size-asian="14pt" style:font-size-complex="14pt"/>
    </style:style>
    <style:style style:name="P11" style:family="paragraph" style:parent-style-name="Standard">
      <style:text-properties style:font-name="Liberation Serif" fo:font-size="14pt" officeooo:paragraph-rsid="002c557d" style:font-size-asian="14pt" style:font-size-complex="14pt"/>
    </style:style>
    <style:style style:name="P12" style:family="paragraph" style:parent-style-name="Standard">
      <style:text-properties style:font-name="Liberation Serif" fo:font-size="14pt" fo:font-style="normal" fo:font-weight="bold" officeooo:rsid="001bd02a" officeooo:paragraph-rsid="001be12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Liberation Serif" fo:font-size="14pt" fo:font-style="normal" fo:font-weight="bold" officeooo:rsid="0025389d" officeooo:paragraph-rsid="0025389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Liberation Serif" fo:font-size="14pt" fo:font-style="normal" fo:font-weight="bold" officeooo:rsid="001be128" officeooo:paragraph-rsid="0025389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Liberation Serif" fo:font-size="14pt" fo:font-style="normal" fo:font-weight="bold" officeooo:rsid="002dce42" officeooo:paragraph-rsid="002dce4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Liberation Serif" fo:font-size="14pt" fo:font-style="normal" fo:font-weight="normal" officeooo:rsid="002c557d" officeooo:paragraph-rsid="002c557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Liberation Serif" fo:font-size="14pt" fo:font-style="normal" fo:font-weight="normal" officeooo:rsid="0025389d" officeooo:paragraph-rsid="0025389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Liberation Serif" fo:font-size="14pt" fo:font-style="normal" fo:font-weight="normal" officeooo:rsid="002dce42" officeooo:paragraph-rsid="002dce42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officeooo:rsid="002c557d" officeooo:paragraph-rsid="002c557d" style:font-size-asian="14pt" style:font-size-complex="14pt"/>
    </style:style>
    <style:style style:name="P20" style:family="paragraph" style:parent-style-name="List_20_Paragraph" style:list-style-name="WWNum37">
      <style:text-properties style:font-name="Liberation Serif" fo:font-size="14pt" officeooo:paragraph-rsid="002c557d" style:font-size-asian="14pt" style:font-size-complex="14pt"/>
    </style:style>
    <style:style style:name="P21" style:family="paragraph" style:parent-style-name="List_20_Paragraph" style:list-style-name="WWNum38">
      <style:text-properties style:font-name="Liberation Serif" fo:font-size="14pt" officeooo:paragraph-rsid="002c557d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557d" style:font-style-asian="italic" style:font-style-complex="italic"/>
    </style:style>
    <style:style style:name="T3" style:family="text">
      <style:text-properties fo:color="#000000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-asian="Times New Roman" style:language-asian="ru" style:country-asian="RU" style:font-name-complex="Times New Roman"/>
    </style:style>
    <style:style style:name="T5" style:family="text">
      <style:text-properties fo:color="#000000" officeooo:rsid="001be128" style:font-name-asian="Times New Roman" style:language-asian="ru" style:country-asian="RU" style:font-name-complex="Times New Roman"/>
    </style:style>
    <style:style style:name="T6" style:family="text">
      <style:text-properties fo:color="#000000" officeooo:rsid="002dce42" style:font-name-asian="Times New Roman" style:language-asian="ru" style:country-asian="RU" style:font-name-complex="Times New Roman"/>
    </style:style>
    <style:style style:name="T7" style:family="text">
      <style:text-properties fo:color="#000000" fo:font-weight="normal" style:font-name-asian="Times New Roman" style:language-asian="ru" style:country-asian="RU" style:font-weight-asian="normal" style:font-name-complex="Times New Roma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d02a" style:font-weight-asian="bold" style:font-weight-complex="bold"/>
    </style:style>
    <style:style style:name="T10" style:family="text">
      <style:text-properties style:language-asian="ru" style:country-asian="RU"/>
    </style:style>
    <style:style style:name="T11" style:family="text">
      <style:text-properties fo:language="en" fo:country="US" style:language-asian="ru" style:country-asian="RU"/>
    </style:style>
    <style:style style:name="T12" style:family="text">
      <style:text-properties officeooo:rsid="001bd0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тчет</text:p>
      <text:p text:style-name="P10"/>
      <text:p text:style-name="P10"><text:span text:style-name="T8">Предмет</text:span> - <text:span text:style-name="T1">операционные системы </text:span></text:p>
      <text:p text:style-name="P10"><text:span text:style-name="T8">Лабораторные работа</text:span> <text:span text:style-name="T1"><text:s/></text:span><text:span text:style-name="T2">5</text:span></text:p>
      <text:p text:style-name="P10"><text:span text:style-name="T8">Выполнил </text:span>— <text:span text:style-name="T1">студент группы М80-208Б-17 Цысь Георгий </text:span></text:p>
      <text:p text:style-name="P10"/>
      <text:p text:style-name="P11"><text:span text:style-name="T9">Задание</text:span><text:span text:style-name="T12">:</text:span></text:p>
      <text:p text:style-name="P11"><text:span text:style-name="T10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xml:id="list100871203" text:style-name="WWNum37">
        <text:list-item>
          <text:p text:style-name="P20"><text:span text:style-name="T10">Во время компиляции (на этапе «линковки»/</text:span><text:span text:style-name="T11">linking</text:span><text:span text:style-name="T10">)</text:span></text:p>
        </text:list-item>
        <text:list-item>
          <text:p text:style-name="P20"><text:span text:style-name="T10">Во время исполнения программы, подгрузив библиотеку в память с помощью системных вызовов</text:span></text:p>
        </text:list-item>
      </text:list>
      <text:p text:style-name="P11"><text:span text:style-name="T10">В конечном итоге, программа должна состоять из следующих частей:</text:span></text:p>
      <text:list xml:id="list425483203" text:style-name="WWNum38">
        <text:list-item>
          <text:p text:style-name="P21"><text:span text:style-name="T10">Динамическая библиотека, реализующая заданных вариантом интерфейс;</text:span></text:p>
        </text:list-item>
        <text:list-item>
          <text:p text:style-name="P21"><text:span text:style-name="T10">Тестовая программа, которая используют библиотеку, используя знания полученные на этапе компиляции;</text:span></text:p>
        </text:list-item>
        <text:list-item>
          <text:p text:style-name="P21"><text:span text:style-name="T10">Тестовая программа, которая использует библиотеку, используя только местоположение динамической библиотеки и ее интерфейс.</text:span></text:p>
        </text:list-item>
      </text:list>
      <text:p text:style-name="P19"><text:span text:style-name="T3">Вариант 21 — (массив, состоящий из строк длинной до 255).</text:span></text:p>
      <text:p text:style-name="P12"><text:span text:style-name="T4">Ход решения: </text:span></text:p>
      <text:p text:style-name="P16"><text:span text:style-name="T4">Опишем основные функции для массива — создание, вставка в массив, удаление из массива, поиск в массиве, возврат длины массива. <text:s/></text:span></text:p>
      <text:p text:style-name="P16"><text:span text:style-name="T4">Массив реализован очень просто, поэтому я не буду долго рассказывать как я его реализовывал. Работа с нашем массивам может происходить из двух файлов, которые создаются при компиляции run-dyn или run-stat. В run-dyn работа с библиотекой, в которой реализован массив происходит с помощью </text:span><text:span text:style-name="T6">подключения библиотечных функций по имени. В файле run-stat работа с библиотекой происходит по средствам совместной линковки. Обо способа снаружи работают <text:s/>одинаково.</text:span></text:p>
      <text:p text:style-name="P12"><text:span text:style-name="T4"/></text:p>
      <text:p text:style-name="P2"/>
      <text:p text:style-name="P13"><text:span text:style-name="T5">Л</text:span><text:span text:style-name="T4">истинг:</text:span></text:p>
      <text:p text:style-name="P15"><text:span text:style-name="T4">Array.c</text:span></text:p>
      <text:p text:style-name="P17"><text:span text:style-name="T4">#include &lt;stdio.h&gt;</text:span></text:p>
      <text:p text:style-name="P17"><text:span text:style-name="T4">#include &lt;string.h&gt;</text:span></text:p>
      <text:p text:style-name="P17"><text:span text:style-name="T4">#include &lt;stdlib.h&gt;</text:span></text:p>
      <text:p text:style-name="P17"><text:span text:style-name="T4">#include &lt;stdbool.h&gt;</text:span></text:p>
      <text:p text:style-name="P17"><text:span text:style-name="T4"/></text:p>
      <text:p text:style-name="P17"><text:span text:style-name="T4">#include "array.h"</text:span></text:p>
      <text:p text:style-name="P17"><text:span text:style-name="T4"/></text:p>
      <text:p text:style-name="P17"><text:span text:style-name="T4">Array ArrayCreate(int size)</text:span></text:p>
      <text:p text:style-name="P17"><text:span text:style-name="T4">{</text:span></text:p>
      <text:p text:style-name="P17"><text:span text:style-name="T4"><text:s text:c="4"/>if (size &lt;= 0) {</text:span></text:p>
      <text:p text:style-name="P17"><text:span text:style-name="T4"><text:s text:c="8"/>fprintf(stderr, "ERROR: size must be &gt; 0\n");</text:span></text:p>
      <text:p text:style-name="P17"><text:soft-page-break/><text:span text:style-name="T4"><text:s text:c="8"/>exit(EXIT_FAILURE)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Array arr = (Array) malloc(sizeof(*arr));</text:span></text:p>
      <text:p text:style-name="P17"><text:span text:style-name="T4"><text:s text:c="4"/>if (!arr) {</text:span></text:p>
      <text:p text:style-name="P17"><text:span text:style-name="T4"><text:s text:c="8"/>fprintf(stderr, "ERROR: no memory\n");</text:span></text:p>
      <text:p text:style-name="P17"><text:span text:style-name="T4"><text:s text:c="8"/>exit(EXIT_FAILURE);</text:span></text:p>
      <text:p text:style-name="P17"><text:span text:style-name="T4"><text:s text:c="4"/>}</text:span></text:p>
      <text:p text:style-name="P17"><text:span text:style-name="T4"><text:s text:c="4"/>arr-&gt;size = size;</text:span></text:p>
      <text:p text:style-name="P17"><text:span text:style-name="T4"><text:s text:c="4"/>arr-&gt;data = (Type **) malloc(size * sizeof(Type *));</text:span></text:p>
      <text:p text:style-name="P17"><text:span text:style-name="T4"><text:s text:c="4"/>for (int i = 0; i &lt; size; ++i) {</text:span></text:p>
      <text:p text:style-name="P17"><text:span text:style-name="T4"><text:s text:c="8"/>arr-&gt;data[i] = NULL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return arr;</text:span></text:p>
      <text:p text:style-name="P17"><text:span text:style-name="T4">}</text:span></text:p>
      <text:p text:style-name="P17"><text:span text:style-name="T4"/></text:p>
      <text:p text:style-name="P17"><text:span text:style-name="T4">void ArrayInsert(Array arr, Type *val, int idx)</text:span></text:p>
      <text:p text:style-name="P17"><text:span text:style-name="T4">{</text:span></text:p>
      <text:p text:style-name="P17"><text:span text:style-name="T4"><text:s text:c="4"/>Type *ins = (Type *) malloc(strlen(val) + 1);</text:span></text:p>
      <text:p text:style-name="P17"><text:span text:style-name="T4"><text:s text:c="4"/>if (!ins) {</text:span></text:p>
      <text:p text:style-name="P17"><text:span text:style-name="T4"><text:s text:c="8"/>fprintf(stderr, "ERROR: no memory\n");</text:span></text:p>
      <text:p text:style-name="P17"><text:span text:style-name="T4"><text:s text:c="8"/>exit(EXIT_FAILURE)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strcpy(ins, val);</text:span></text:p>
      <text:p text:style-name="P17"><text:span text:style-name="T4"><text:s text:c="4"/>if (idx &lt; 0 || idx &gt;= arr-&gt;size) {</text:span></text:p>
      <text:p text:style-name="P17"><text:span text:style-name="T4"><text:s text:c="8"/>printf("Out of range. Try another index.\n");</text:span></text:p>
      <text:p text:style-name="P17"><text:span text:style-name="T4"><text:s text:c="8"/>free(ins);</text:span></text:p>
      <text:p text:style-name="P17"><text:span text:style-name="T4"><text:s text:c="8"/>exit(EXIT_FAILURE)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arr-&gt;data[idx] = ins;</text:span></text:p>
      <text:p text:style-name="P17"><text:span text:style-name="T4">}</text:span></text:p>
      <text:p text:style-name="P17"><text:span text:style-name="T4"/></text:p>
      <text:p text:style-name="P17"><text:span text:style-name="T4">void ArrayErase(Array arr, int idx)</text:span></text:p>
      <text:p text:style-name="P17"><text:span text:style-name="T4">{</text:span></text:p>
      <text:p text:style-name="P17"><text:span text:style-name="T4"><text:s text:c="4"/>if (idx &lt; 0 || idx &gt;= arr-&gt;size) {</text:span></text:p>
      <text:p text:style-name="P17"><text:span text:style-name="T4"><text:s text:c="8"/>printf("Out of range. Try another index.\n")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if (arr-&gt;data[idx]) {</text:span></text:p>
      <text:p text:style-name="P17"><text:span text:style-name="T4"><text:s text:c="8"/>free(arr-&gt;data[idx]);</text:span></text:p>
      <text:p text:style-name="P17"><text:span text:style-name="T4"><text:s text:c="8"/>arr-&gt;data[idx] = NULL;</text:span></text:p>
      <text:p text:style-name="P17"><text:span text:style-name="T4"><text:s text:c="4"/>}</text:span></text:p>
      <text:p text:style-name="P17"><text:soft-page-break/><text:span text:style-name="T4">}</text:span></text:p>
      <text:p text:style-name="P17"><text:span text:style-name="T4"/></text:p>
      <text:p text:style-name="P17"><text:span text:style-name="T4">Type *ArrayGetElem(Array arr, int idx)</text:span></text:p>
      <text:p text:style-name="P17"><text:span text:style-name="T4">{</text:span></text:p>
      <text:p text:style-name="P17"><text:span text:style-name="T4"><text:s text:c="4"/>if (idx &lt; 0 || idx &gt;= arr-&gt;size) {</text:span></text:p>
      <text:p text:style-name="P17"><text:span text:style-name="T4"><text:s text:c="8"/>printf("Out of range. Try another index.\n");</text:span></text:p>
      <text:p text:style-name="P17"><text:span text:style-name="T4"><text:s text:c="4"/>}</text:span></text:p>
      <text:p text:style-name="P17"><text:span text:style-name="T4"/></text:p>
      <text:p text:style-name="P17"><text:span text:style-name="T4"><text:s text:c="4"/>return arr-&gt;data[idx];</text:span></text:p>
      <text:p text:style-name="P17"><text:span text:style-name="T4">}</text:span></text:p>
      <text:p text:style-name="P17"><text:span text:style-name="T4"/></text:p>
      <text:p text:style-name="P17"><text:span text:style-name="T4">int ArrayFind(Array arr, Type *val)</text:span></text:p>
      <text:p text:style-name="P17"><text:span text:style-name="T4">{</text:span></text:p>
      <text:p text:style-name="P17"><text:span text:style-name="T4"><text:s text:c="4"/>for (int i = 0; i &lt; arr-&gt;size; ++i) {</text:span></text:p>
      <text:p text:style-name="P17"><text:span text:style-name="T4"><text:s text:c="8"/>if (arr-&gt;data[i] &amp;&amp; !strcmp(arr-&gt;data[i], val))</text:span></text:p>
      <text:p text:style-name="P17"><text:span text:style-name="T4"><text:s text:c="12"/>return i;</text:span></text:p>
      <text:p text:style-name="P17"><text:span text:style-name="T4"><text:s text:c="4"/>}</text:span></text:p>
      <text:p text:style-name="P17"><text:span text:style-name="T4"><text:s text:c="4"/>return -1;</text:span></text:p>
      <text:p text:style-name="P17"><text:span text:style-name="T4">}</text:span></text:p>
      <text:p text:style-name="P17"><text:span text:style-name="T4"/></text:p>
      <text:p text:style-name="P17"><text:span text:style-name="T4">void ArrayPrint(Array arr)</text:span></text:p>
      <text:p text:style-name="P17"><text:span text:style-name="T4">{</text:span></text:p>
      <text:p text:style-name="P17"><text:span text:style-name="T4"><text:s text:c="4"/>for (int i = 0; i &lt; arr-&gt;size; ++i) {</text:span></text:p>
      <text:p text:style-name="P17"><text:span text:style-name="T4"><text:s text:c="8"/>printf("%d: %s\n", i, arr-&gt;data[i]);</text:span></text:p>
      <text:p text:style-name="P17"><text:span text:style-name="T4"><text:s text:c="4"/>}</text:span></text:p>
      <text:p text:style-name="P17"><text:span text:style-name="T4">}</text:span></text:p>
      <text:p text:style-name="P17"><text:span text:style-name="T4"/></text:p>
      <text:p text:style-name="P17"><text:span text:style-name="T4">void ArrayDestroy(Array *arr)</text:span></text:p>
      <text:p text:style-name="P17"><text:span text:style-name="T4">{</text:span></text:p>
      <text:p text:style-name="P17"><text:span text:style-name="T4"><text:s text:c="4"/>for (int i = 0; i &lt; (*arr)-&gt;size; ++i) {</text:span></text:p>
      <text:p text:style-name="P17"><text:span text:style-name="T4"><text:s text:c="8"/>free((*arr)-&gt;data[i]);</text:span></text:p>
      <text:p text:style-name="P17"><text:span text:style-name="T4"><text:s text:c="8"/>(*arr)-&gt;data[i] = NULL;</text:span></text:p>
      <text:p text:style-name="P17"><text:span text:style-name="T4"><text:s text:c="4"/>}</text:span></text:p>
      <text:p text:style-name="P17"><text:span text:style-name="T4"><text:s text:c="4"/>free((*arr)-&gt;data);</text:span></text:p>
      <text:p text:style-name="P17"><text:span text:style-name="T4"><text:s text:c="4"/>(*arr)-&gt;data = NULL;</text:span></text:p>
      <text:p text:style-name="P17"><text:span text:style-name="T4"><text:s text:c="4"/>free(*arr);</text:span></text:p>
      <text:p text:style-name="P17"><text:span text:style-name="T4"><text:s text:c="4"/>*arr = NULL;</text:span></text:p>
      <text:p text:style-name="P17"><text:span text:style-name="T4">}</text:span></text:p>
      <text:p text:style-name="P8"><text:span text:style-name="T4">Array.h</text:span></text:p>
      <text:p text:style-name="P18"><text:span text:style-name="T4">#ifndef ARRAY_H</text:span></text:p>
      <text:p text:style-name="P18"><text:span text:style-name="T4">#define ARRAY_H</text:span></text:p>
      <text:p text:style-name="P18"><text:span text:style-name="T4"/></text:p>
      <text:p text:style-name="P18"><text:span text:style-name="T4">#include &lt;stdbool.h&gt;</text:span></text:p>
      <text:p text:style-name="P18"><text:span text:style-name="T4">#include &lt;ctype.h&gt;</text:span></text:p>
      <text:p text:style-name="P18"><text:span text:style-name="T4"/></text:p>
      <text:p text:style-name="P18"><text:soft-page-break/><text:span text:style-name="T4">#define KEY_SIZE 256</text:span></text:p>
      <text:p text:style-name="P18"><text:span text:style-name="T4"/></text:p>
      <text:p text:style-name="P18"><text:span text:style-name="T4">typedef char Type;</text:span></text:p>
      <text:p text:style-name="P18"><text:span text:style-name="T4"/></text:p>
      <text:p text:style-name="P18"><text:span text:style-name="T4">typedef struct _array {</text:span></text:p>
      <text:p text:style-name="P18"><text:span text:style-name="T4"><text:s text:c="4"/>int size;</text:span></text:p>
      <text:p text:style-name="P18"><text:span text:style-name="T4"><text:s text:c="4"/>Type **data;</text:span></text:p>
      <text:p text:style-name="P18"><text:span text:style-name="T4">} *Array;</text:span></text:p>
      <text:p text:style-name="P18"><text:span text:style-name="T4"/></text:p>
      <text:p text:style-name="P18"><text:span text:style-name="T4"/></text:p>
      <text:p text:style-name="P18"><text:span text:style-name="T4">Array ArrayCreate(int size);</text:span></text:p>
      <text:p text:style-name="P18"><text:span text:style-name="T4">void ArrayInsert(Array arr, Type *val, int idx);</text:span></text:p>
      <text:p text:style-name="P18"><text:span text:style-name="T4">void ArrayErase(Array arr, int idx);</text:span></text:p>
      <text:p text:style-name="P18"><text:span text:style-name="T4">Type *ArrayGetElem(Array arr, int idx);</text:span></text:p>
      <text:p text:style-name="P18"><text:span text:style-name="T4">int ArrayFind(Array arr, Type *val);</text:span></text:p>
      <text:p text:style-name="P18"><text:span text:style-name="T4">void ArrayPrint(Array arr);</text:span></text:p>
      <text:p text:style-name="P18"><text:span text:style-name="T4">void ArrayDestroy(Array *arr);</text:span></text:p>
      <text:p text:style-name="P18"><text:span text:style-name="T4"/></text:p>
      <text:p text:style-name="P18"><text:span text:style-name="T4">#endif</text:span></text:p>
      <text:p text:style-name="P17"><text:span text:style-name="T4"/></text:p>
      <text:p text:style-name="P1">MainDyn.c</text:p>
      <text:p text:style-name="P7"/>
      <text:p text:style-name="P6">#include &lt;stdio.h&gt;</text:p>
      <text:p text:style-name="P6">#include &lt;stdlib.h&gt;</text:p>
      <text:p text:style-name="P6">#include &lt;dlfcn.h&gt;</text:p>
      <text:p text:style-name="P6">#include "array.h"</text:p>
      <text:p text:style-name="P6"/>
      <text:p text:style-name="P6">int main(void)</text:p>
      <text:p text:style-name="P6">{</text:p>
      <text:p text:style-name="P6"><text:s text:c="4"/>Array (*ArrayCreate)(int size);</text:p>
      <text:p text:style-name="P6"><text:s text:c="4"/>void (*ArrayInsert)(Array arr, Type *val, int idx);</text:p>
      <text:p text:style-name="P6"><text:s text:c="4"/>void (*ArrayErase)(Array arr, int idx);</text:p>
      <text:p text:style-name="P6"><text:s text:c="4"/>Type *(*ArrayGetElem)(Array arr, int idx);</text:p>
      <text:p text:style-name="P6"><text:s text:c="4"/>int (*ArrayFind)(Array arr, Type *val);</text:p>
      <text:p text:style-name="P6"><text:s text:c="4"/>void (*ArrayPrint)(Array arr);</text:p>
      <text:p text:style-name="P6"><text:s text:c="4"/>void (*ArrayDestroy)(Array *arr);</text:p>
      <text:p text:style-name="P6"><text:s text:c="4"/>char *err;</text:p>
      <text:p text:style-name="P6"/>
      <text:p text:style-name="P6"><text:s text:c="4"/>void *libHandle;</text:p>
      <text:p text:style-name="P6"><text:s text:c="4"/>libHandle = dlopen("libarray.so", RTLD_LAZY);</text:p>
      <text:p text:style-name="P6"><text:s text:c="4"/>if (!libHandle) {</text:p>
      <text:p text:style-name="P6"><text:s text:c="8"/>fprintf(stderr, "%s\n", dlerror());</text:p>
      <text:p text:style-name="P6"><text:s text:c="8"/>exit(EXIT_FAILURE);</text:p>
      <text:p text:style-name="P6"><text:s text:c="4"/>}</text:p>
      <text:p text:style-name="P6"/>
      <text:p text:style-name="P6"><text:soft-page-break/><text:s text:c="4"/>ArrayCreate = dlsym(libHandle, "ArrayCreate");</text:p>
      <text:p text:style-name="P6"><text:s text:c="4"/>ArrayInsert = dlsym(libHandle, "ArrayInsert");</text:p>
      <text:p text:style-name="P6"><text:s text:c="4"/>ArrayErase = dlsym(libHandle, "ArrayErase");</text:p>
      <text:p text:style-name="P6"><text:s text:c="4"/>ArrayGetElem = dlsym(libHandle, "ArrayGetElem");</text:p>
      <text:p text:style-name="P6"><text:s text:c="4"/>ArrayFind = dlsym(libHandle, "ArrayFind");</text:p>
      <text:p text:style-name="P6"><text:s text:c="4"/>ArrayPrint = dlsym(libHandle, "ArrayPrint");</text:p>
      <text:p text:style-name="P6"><text:s text:c="4"/>ArrayDestroy = dlsym(libHandle, "ArrayDestroy");</text:p>
      <text:p text:style-name="P6"/>
      <text:p text:style-name="P6"><text:s text:c="4"/>if (err = dlerror()) {</text:p>
      <text:p text:style-name="P6"><text:s text:c="8"/>fprintf(stderr, "%s\n", err);</text:p>
      <text:p text:style-name="P6"><text:s text:c="8"/>exit(EXIT_FAILURE);</text:p>
      <text:p text:style-name="P6"><text:s text:c="4"/>}</text:p>
      <text:p text:style-name="P6"/>
      <text:p text:style-name="P6"><text:s text:c="4"/>int act = 0, size = 0, idx = 0;</text:p>
      <text:p text:style-name="P6"><text:s text:c="4"/>Type key[KEY_SIZE];</text:p>
      <text:p text:style-name="P6"/>
      <text:p text:style-name="P6"><text:s text:c="4"/>printf("Enter array size: ");</text:p>
      <text:p text:style-name="P6"><text:s text:c="4"/>scanf("%d", &amp;size);</text:p>
      <text:p text:style-name="P6"/>
      <text:p text:style-name="P6"><text:s text:c="4"/>Array arr = (*ArrayCreate)(size);</text:p>
      <text:p text:style-name="P6"><text:s text:c="4"/>printf("This is compile-time linking\n\n");</text:p>
      <text:p text:style-name="P6"><text:s text:c="4"/>printf("Choose an operation:\n");</text:p>
      <text:p text:style-name="P6"><text:s text:c="4"/>printf("1) Insert elem in array\n");</text:p>
      <text:p text:style-name="P6"><text:s text:c="4"/>printf("2) Delete elem from array\n");</text:p>
      <text:p text:style-name="P6"><text:s text:c="4"/>printf("3) Get elem from array\n");</text:p>
      <text:p text:style-name="P6"><text:s text:c="4"/>printf("4) Find elem in array\n");</text:p>
      <text:p text:style-name="P6"><text:s text:c="4"/>printf("5) Print array\n");</text:p>
      <text:p text:style-name="P6"><text:s text:c="4"/>printf("0) Exit\n");</text:p>
      <text:p text:style-name="P6"><text:s text:c="4"/>while (scanf("%d", &amp;act) &amp;&amp; act) {</text:p>
      <text:p text:style-name="P6"><text:s text:c="8"/>switch(act) {</text:p>
      <text:p text:style-name="P6"><text:s text:c="8"/>case 1:</text:p>
      <text:p text:style-name="P6"><text:s text:c="12"/>printf("Enter key for insert: ");</text:p>
      <text:p text:style-name="P6"><text:s text:c="12"/>scanf("%255s", &amp;key);</text:p>
      <text:p text:style-name="P6"><text:s text:c="12"/>printf("Enter index for insert: ");</text:p>
      <text:p text:style-name="P6"><text:s text:c="12"/>scanf("%d", &amp;idx);</text:p>
      <text:p text:style-name="P6"><text:s text:c="12"/>(*ArrayInsert)(arr, key, idx);</text:p>
      <text:p text:style-name="P6"><text:s text:c="12"/>printf("Elem %s added\n", key);</text:p>
      <text:p text:style-name="P6"><text:s text:c="12"/>break;</text:p>
      <text:p text:style-name="P6"><text:s text:c="8"/>case 2:</text:p>
      <text:p text:style-name="P6"><text:s text:c="12"/>printf("Enter index for delete: ");</text:p>
      <text:p text:style-name="P6"><text:s text:c="12"/>scanf("%d", &amp;idx);</text:p>
      <text:p text:style-name="P6"><text:s text:c="12"/>(*ArrayErase)(arr, idx);</text:p>
      <text:p text:style-name="P6"><text:s text:c="12"/>printf("Elem %s deleted\n", key);</text:p>
      <text:p text:style-name="P6"><text:s text:c="12"/>break;</text:p>
      <text:p text:style-name="P6"><text:s text:c="8"/>case 3:</text:p>
      <text:p text:style-name="P6"><text:soft-page-break/><text:s text:c="12"/>printf("Enter index: ");</text:p>
      <text:p text:style-name="P6"><text:s text:c="12"/>scanf("%d", &amp;idx);</text:p>
      <text:p text:style-name="P6"><text:s text:c="12"/>Type *res = (*ArrayGetElem)(arr, idx);</text:p>
      <text:p text:style-name="P6"><text:s text:c="12"/>printf("%s\n", res);</text:p>
      <text:p text:style-name="P6"><text:s text:c="12"/>break;</text:p>
      <text:p text:style-name="P6"><text:s text:c="8"/>case 4:</text:p>
      <text:p text:style-name="P6"><text:s text:c="12"/>printf("Enter key for search: ");</text:p>
      <text:p text:style-name="P6"><text:s text:c="12"/>scanf("%255s", &amp;key);</text:p>
      <text:p text:style-name="P6"><text:s text:c="12"/>int findIdx = (*ArrayFind)(arr, key);</text:p>
      <text:p text:style-name="P6"><text:s text:c="12"/>if (findIdx == -1) {</text:p>
      <text:p text:style-name="P6"><text:s text:c="16"/>printf("This elem isn't in array\n");</text:p>
      <text:p text:style-name="P6"><text:s text:c="12"/>} else {</text:p>
      <text:p text:style-name="P6"><text:s text:c="16"/>printf("Index %d\n", findIdx);</text:p>
      <text:p text:style-name="P6"><text:s text:c="12"/>}</text:p>
      <text:p text:style-name="P6"><text:s text:c="12"/>break;</text:p>
      <text:p text:style-name="P6"><text:s text:c="8"/>case 5:</text:p>
      <text:p text:style-name="P6"><text:s text:c="12"/>(*ArrayPrint)(arr);</text:p>
      <text:p text:style-name="P6"><text:s text:c="12"/>break;</text:p>
      <text:p text:style-name="P6"><text:s text:c="8"/>default:</text:p>
      <text:p text:style-name="P6"><text:s text:c="12"/>printf("Incorrect command\n");</text:p>
      <text:p text:style-name="P6"><text:s text:c="12"/>break;</text:p>
      <text:p text:style-name="P6"><text:s text:c="8"/>}</text:p>
      <text:p text:style-name="P6"><text:s text:c="8"/>printf("Choose an operation:\n");</text:p>
      <text:p text:style-name="P6"><text:s text:c="8"/>printf("1) Insert elem in array\n");</text:p>
      <text:p text:style-name="P6"><text:s text:c="8"/>printf("2) Delete elem from array\n");</text:p>
      <text:p text:style-name="P6"><text:s text:c="8"/>printf("3) Get elem from array\n");</text:p>
      <text:p text:style-name="P6"><text:s text:c="8"/>printf("4) Find elem in array\n");</text:p>
      <text:p text:style-name="P6"><text:s text:c="8"/>printf("5) Print array\n");</text:p>
      <text:p text:style-name="P6"><text:s text:c="8"/>printf("0) Exit\n");</text:p>
      <text:p text:style-name="P6"><text:s text:c="4"/>}</text:p>
      <text:p text:style-name="P6"><text:s text:c="4"/>(*ArrayDestroy)(&amp;arr);</text:p>
      <text:p text:style-name="P6"><text:s text:c="4"/>return 0;</text:p>
      <text:p text:style-name="P6">}</text:p>
      <text:p text:style-name="P3"/>
      <text:p text:style-name="P1">MainStat.c </text:p>
      <text:p text:style-name="P2"/>
      <text:p text:style-name="P2">#include &lt;stdio.h&gt;</text:p>
      <text:p text:style-name="P2">#include &lt;stdlib.h&gt;</text:p>
      <text:p text:style-name="P2"/>
      <text:p text:style-name="P2">#include "array.h"</text:p>
      <text:p text:style-name="P2"/>
      <text:p text:style-name="P2">int main(void)</text:p>
      <text:p text:style-name="P2">{</text:p>
      <text:p text:style-name="P2"><text:s text:c="4"/>int act = 0, size = 0, idx = 0;</text:p>
      <text:p text:style-name="P2"><text:s text:c="4"/>Type key[KEY_SIZE];</text:p>
      <text:p text:style-name="P2"><text:soft-page-break/></text:p>
      <text:p text:style-name="P2"><text:s text:c="4"/>printf("Enter array size: ");</text:p>
      <text:p text:style-name="P2"><text:s text:c="4"/>scanf("%d", &amp;size);</text:p>
      <text:p text:style-name="P2"/>
      <text:p text:style-name="P2"><text:s text:c="4"/>Array arr = ArrayCreate(size);</text:p>
      <text:p text:style-name="P2"><text:s text:c="4"/>printf("This is compile-time linking\n\n");</text:p>
      <text:p text:style-name="P2"><text:s text:c="4"/>printf("Choose an operation:\n");</text:p>
      <text:p text:style-name="P2"><text:s text:c="4"/>printf("1) Insert elem in array\n");</text:p>
      <text:p text:style-name="P2"><text:s text:c="4"/>printf("2) Delete elem from array\n");</text:p>
      <text:p text:style-name="P2"><text:s text:c="4"/>printf("3) Get elem from array\n");</text:p>
      <text:p text:style-name="P2"><text:s text:c="4"/>printf("4) Find elem in array\n");</text:p>
      <text:p text:style-name="P2"><text:s text:c="4"/>printf("5) Print array\n");</text:p>
      <text:p text:style-name="P2"><text:s text:c="4"/>printf("0) Exit\n");</text:p>
      <text:p text:style-name="P2"><text:s text:c="4"/>while (scanf("%d", &amp;act) &amp;&amp; act) {</text:p>
      <text:p text:style-name="P2"><text:s text:c="8"/>switch(act) {</text:p>
      <text:p text:style-name="P2"><text:s text:c="8"/>case 1:</text:p>
      <text:p text:style-name="P2"><text:s text:c="12"/>printf("Enter key for insert: ");</text:p>
      <text:p text:style-name="P2"><text:s text:c="12"/>scanf("%255s", &amp;key);</text:p>
      <text:p text:style-name="P2"><text:s text:c="12"/>printf("Enter index for insert: ");</text:p>
      <text:p text:style-name="P2"><text:s text:c="12"/>scanf("%d", &amp;idx);</text:p>
      <text:p text:style-name="P2"><text:s text:c="12"/>ArrayInsert(arr, key, idx);</text:p>
      <text:p text:style-name="P2"><text:s text:c="12"/>printf("Elem %s added\n", key);</text:p>
      <text:p text:style-name="P2"><text:s text:c="12"/>break;</text:p>
      <text:p text:style-name="P2"><text:s text:c="8"/>case 2:</text:p>
      <text:p text:style-name="P2"><text:s text:c="12"/>printf("Enter index for delete: ");</text:p>
      <text:p text:style-name="P2"><text:s text:c="12"/>scanf("%d", &amp;idx);</text:p>
      <text:p text:style-name="P2"><text:s text:c="12"/>ArrayErase(arr, idx);</text:p>
      <text:p text:style-name="P2"><text:s text:c="12"/>printf("Elem deleted\n", key);</text:p>
      <text:p text:style-name="P2"><text:s text:c="12"/>break;</text:p>
      <text:p text:style-name="P2"><text:s text:c="8"/>case 3:</text:p>
      <text:p text:style-name="P2"><text:s text:c="12"/>printf("Enter index: ");</text:p>
      <text:p text:style-name="P2"><text:s text:c="12"/>scanf("%d", &amp;idx);</text:p>
      <text:p text:style-name="P2"><text:s text:c="12"/>printf("%s\n", ArrayGetElem(arr, idx));</text:p>
      <text:p text:style-name="P2"><text:s text:c="12"/>break;</text:p>
      <text:p text:style-name="P2"><text:s text:c="8"/>case 4:</text:p>
      <text:p text:style-name="P2"><text:s text:c="12"/>printf("Enter key for search: ");</text:p>
      <text:p text:style-name="P2"><text:s text:c="12"/>scanf("%255s", &amp;key);</text:p>
      <text:p text:style-name="P2"><text:s text:c="12"/>int findIdx = ArrayFind(arr, key);</text:p>
      <text:p text:style-name="P2"><text:s text:c="12"/>if (findIdx == -1) {</text:p>
      <text:p text:style-name="P2"><text:s text:c="16"/>printf("This elem isn't in array\n");</text:p>
      <text:p text:style-name="P2"><text:s text:c="12"/>} else {</text:p>
      <text:p text:style-name="P2"><text:s text:c="16"/>printf("Index %d\n", findIdx);</text:p>
      <text:p text:style-name="P2"><text:s text:c="12"/>}</text:p>
      <text:p text:style-name="P2"><text:s text:c="12"/>break;</text:p>
      <text:p text:style-name="P2"><text:s text:c="8"/>case 5:</text:p>
      <text:p text:style-name="P2"><text:soft-page-break/><text:s text:c="12"/>ArrayPrint(arr);</text:p>
      <text:p text:style-name="P2"><text:s text:c="12"/>break;</text:p>
      <text:p text:style-name="P2"><text:s text:c="8"/>default:</text:p>
      <text:p text:style-name="P2"><text:s text:c="12"/>printf("Incorrect command\n");</text:p>
      <text:p text:style-name="P2"><text:s text:c="12"/>break;</text:p>
      <text:p text:style-name="P2"><text:s text:c="8"/>}</text:p>
      <text:p text:style-name="P2"><text:s text:c="8"/>printf("Choose an operation:\n");</text:p>
      <text:p text:style-name="P2"><text:s text:c="8"/>printf("1) Insert elem in array\n");</text:p>
      <text:p text:style-name="P2"><text:s text:c="8"/>printf("2) Delete elem from array\n");</text:p>
      <text:p text:style-name="P2"><text:s text:c="8"/>printf("3) Get elem from array\n");</text:p>
      <text:p text:style-name="P2"><text:s text:c="8"/>printf("4) Find elem in array\n");</text:p>
      <text:p text:style-name="P2"><text:s text:c="8"/>printf("5) Print array\n");</text:p>
      <text:p text:style-name="P2"><text:s text:c="8"/>printf("0) Exit\n");</text:p>
      <text:p text:style-name="P2"><text:s text:c="4"/>}</text:p>
      <text:p text:style-name="P2"><text:s text:c="4"/>ArrayDestroy(&amp;arr);</text:p>
      <text:p text:style-name="P2"><text:s text:c="4"/>return 0;</text:p>
      <text:p text:style-name="P2">} </text:p>
      <text:p text:style-name="P2"/>
      <text:p text:style-name="P1">Пример работы: </text:p>
      <text:p text:style-name="P4">egor@egor-K501UQ:~/Рабочий стол/OC/lab5var21$ ls</text:p>
      <text:p text:style-name="P4">array.c <text:s/>array.h <text:s/>array.o <text:s/>libarray.so <text:s/>mainDyn.c <text:s/>mainDyn.o <text:s/>mainStat.c <text:s/>mainStat.o <text:s/>Makefile <text:s/>run-dyn <text:s/>run-stat <text:s/>ОтчетЛаб5.odt</text:p>
      <text:p text:style-name="P4">egor@egor-K501UQ:~/Рабочий стол/OC/lab5var21$ ldd run-dyn</text:p>
      <text:p text:style-name="P4"><text:tab/>linux-vdso.so.1 (0x00007ffe9df5b000)</text:p>
      <text:p text:style-name="P4"><text:tab/>libdl.so.2 =&gt; /lib/x86_64-linux-gnu/libdl.so.2 (0x00007ff115dda000)</text:p>
      <text:p text:style-name="P4"><text:tab/>libc.so.6 =&gt; /lib/x86_64-linux-gnu/libc.so.6 (0x00007ff1159e9000)</text:p>
      <text:p text:style-name="P4"><text:tab/>/lib64/ld-linux-x86-64.so.2 (0x00007ff1161e1000)</text:p>
      <text:p text:style-name="P4">egor@egor-K501UQ:~/Рабочий стол/OC/lab5var21$ ldd run-stat</text:p>
      <text:p text:style-name="P4"><text:tab/>linux-vdso.so.1 (0x00007ffe963b0000)</text:p>
      <text:p text:style-name="P4"><text:tab/>libarray.so =&gt; ./libarray.so (0x00007f1e700dc000)</text:p>
      <text:p text:style-name="P4"><text:tab/>libc.so.6 =&gt; /lib/x86_64-linux-gnu/libc.so.6 (0x00007f1e6fceb000)</text:p>
      <text:p text:style-name="P4"><text:tab/>/lib64/ld-linux-x86-64.so.2 (0x00007f1e704e2000)</text:p>
      <text:p text:style-name="P4">egor@egor-K501UQ:~/Рабочий стол/OC/lab5var21$ ./run-dun</text:p>
      <text:p text:style-name="P4">bash: ./run-dun: Нет такого файла или каталога</text:p>
      <text:p text:style-name="P4">egor@egor-K501UQ:~/Рабочий стол/OC/lab5var21$ ./run-dyn</text:p>
      <text:p text:style-name="P4">Enter array size: 3</text:p>
      <text:p text:style-name="P4">This is compile-time linking</text:p>
      <text:p text:style-name="P4"/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<text:soft-page-break/>1</text:p>
      <text:p text:style-name="P4">Enter key for insert: etg</text:p>
      <text:p text:style-name="P4">Enter index for insert: 3</text:p>
      <text:p text:style-name="P4">Out of range. Try another index.</text:p>
      <text:p text:style-name="P4">Elem etg added</text:p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0</text:p>
      <text:p text:style-name="P4">egor@egor-K501UQ:~/Рабочий стол/OC/lab5var21$ ./run-stat</text:p>
      <text:p text:style-name="P4">Enter array size: 4</text:p>
      <text:p text:style-name="P4">This is compile-time linking</text:p>
      <text:p text:style-name="P4"/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1</text:p>
      <text:p text:style-name="P4">Enter key for insert: rto</text:p>
      <text:p text:style-name="P4">Enter index for insert: 2</text:p>
      <text:p text:style-name="P4">Elem rto added</text:p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3</text:p>
      <text:p text:style-name="P4">Enter index: 3</text:p>
      <text:p text:style-name="P4">(null)</text:p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<text:soft-page-break/>3</text:p>
      <text:p text:style-name="P4">Enter index: 2</text:p>
      <text:p text:style-name="P4">rto</text:p>
      <text:p text:style-name="P4">Choose an operation:</text:p>
      <text:p text:style-name="P4">1) Insert elem in array</text:p>
      <text:p text:style-name="P4">2) Delete elem from array</text:p>
      <text:p text:style-name="P4">3) Get elem from array</text:p>
      <text:p text:style-name="P4">4) Find elem in array</text:p>
      <text:p text:style-name="P4">5) Print array</text:p>
      <text:p text:style-name="P4">0) Exit</text:p>
      <text:p text:style-name="P4">0</text:p>
      <text:p text:style-name="P4">egor@egor-K501UQ:~/Рабочий стол/OC/lab5var21$ </text:p>
      <text:p text:style-name="P4"/>
      <text:p text:style-name="P4"/>
      <text:p text:style-name="P4"/>
      <text:p text:style-name="P4"/>
      <text:p text:style-name="P14"><text:span text:style-name="T4">Вывод:</text:span><text:span text:style-name="T7"> </text:span></text:p>
      <text:p text:style-name="P5">Выполняя данную лабораторную работу, я открыл для себя новый способ подключение различных библиотек. Большого отличия, кроме трудоемкости подключения библиотек динамическим методам (через указатели на функцию), я не увидел. В своих дальнейших проекта я все-таки буду использовать стандартный способ подключения библиотек, но все-таки такой опыт будет полезен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3:01:00.226758679</meta:creation-date>
    <dc:date>2018-12-02T20:56:12.125450856</dc:date>
    <meta:editing-duration>PT36M2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0" meta:paragraph-count="363" meta:word-count="1320" meta:character-count="11022" meta:non-whitespace-character-count="8514"/>
  </office:meta>
</office:document-meta>
</file>